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9pt" svg:height="255.23pt" svg:x="277.06pt" svg:y="97.88pt">
            <draw:object draw:notify-on-update-of-ranges="Sheet1.A2:Sheet1.A4 Sheet1.B2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235.39" calcext:value-type="float">
            <text:p>235.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2.11" calcext:value-type="float">
            <text:p>182.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.94" calcext:value-type="float">
            <text:p>52.9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3:21:48.728970846</meta:creation-date>
    <dc:date>2019-03-25T13:23:22.323810872</dc:date>
    <meta:editing-duration>PT1M34S</meta:editing-duration>
    <meta:editing-cycles>1</meta:editing-cycles>
    <meta:document-statistic meta:table-count="1" meta:cell-count="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svg:x="-0.001cm" svg:y="0cm" style:legend-expansion="custom" chartooo:width="15.999cm" chartooo:height="9.005cm" style:legend-expansion-aspect-ratio="1.77667962243198" chart:style-name="ch2"/>
        <chart:plot-area chart:style-name="ch3" table:cell-range-address="Sheet1.A2:Sheet1.B4" svg:x="0.319cm" svg:y="0.18cm" svg:width="15.361cm" svg:height="8.645cm">
          <chartooo:coordinate-region svg:x="0.94cm" svg:y="0.379cm" svg:width="14.4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class="chart:scatter">
            <chart:domain table:cell-range-address="Sheet1.A2:Sheet1.A4"/>
            <chart:regression-curve chart:style-name="ch7">
              <chart:equation chart:display-equation="true" chart:display-r-square="fals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5.39">
                <text:p>235.39</text:p>
                <draw:g>
                  <svg:desc>Sheet1.A2:Sheet1.A4</svg:desc>
                </draw:g>
              </table:table-cell>
              <table:table-cell office:value-type="float" office:value="66">
                <text:p>66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2.11">
                <text:p>182.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94">
                <text:p>52.9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